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-color="#33cc66" draw:opacity="100%" draw:textarea-horizontal-align="justify" draw:textarea-vertical-align="middle" draw:auto-grow-height="false" fo:min-height="1.02cm" fo:min-width="1.786cm" draw:shadow-opacity="100%"/>
    </style:style>
    <style:style style:name="gr3" style:family="graphic" style:parent-style-name="objectwithoutfill">
      <style:graphic-properties svg:stroke-width="0.102cm" svg:stroke-color="#008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objectwithoutfill">
      <style:graphic-properties svg:stroke-width="0.102cm" draw:marker-start-width="0.509cm" draw:marker-end="Arrow" draw:marker-end-width="0.509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fo:min-height="0.949cm"/>
    </style:style>
    <style:style style:name="gr7" style:family="graphic" style:parent-style-name="standard">
      <style:graphic-properties draw:stroke="none" draw:fill-color="#008080" draw:textarea-horizontal-align="justify" draw:textarea-vertical-align="middle" draw:auto-grow-height="false" fo:min-height="0.639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33cc66" draw:opacity="100%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color="#ffffff" fo:font-size="12pt" style:font-size-asian="12pt" style:font-size-complex="12pt"/>
    </style:style>
    <style:style style:name="P5" style:family="paragraph">
      <loext:graphic-properties draw:fill-color="#008080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ff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758cm" svg:y1="12.43cm" svg:x2="11.949cm" svg:y2="12.43cm">
          <text:p/>
        </draw:line>
        <draw:custom-shape draw:style-name="gr2" draw:text-style-name="P2" draw:layer="layout" svg:width="2.286cm" svg:height="1.27cm" svg:x="8.874cm" svg:y="11.66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16cm" svg:y1="9.89cm" svg:x2="8.62cm" svg:y2="11.16cm">
          <text:p/>
        </draw:line>
        <draw:frame draw:style-name="gr4" draw:text-style-name="P3" draw:layer="layout" svg:width="2.078cm" svg:height="0.885cm" svg:x="8.747cm" svg:y="9.536cm">
          <draw:text-box>
            <text:p><text:span text:style-name="T1">delay</text:span></text:p>
          </draw:text-box>
        </draw:frame>
        <draw:line draw:style-name="gr3" draw:text-style-name="P1" draw:layer="layout" svg:x1="11.16cm" svg:y1="9.89cm" svg:x2="8.62cm" svg:y2="8.62cm">
          <text:p/>
        </draw:line>
        <draw:line draw:style-name="gr3" draw:text-style-name="P1" draw:layer="layout" svg:x1="8.62cm" svg:y1="11.16cm" svg:x2="8.62cm" svg:y2="8.62cm">
          <text:p/>
        </draw:line>
        <draw:line draw:style-name="gr5" draw:text-style-name="P1" draw:layer="layout" svg:x1="5.445cm" svg:y1="9.255cm" svg:x2="8.62cm" svg:y2="9.255cm">
          <text:p/>
        </draw:line>
        <draw:line draw:style-name="gr5" draw:text-style-name="P1" draw:layer="layout" svg:x1="11.16cm" svg:y1="9.89cm" svg:x2="13.065cm" svg:y2="9.89cm">
          <text:p/>
        </draw:line>
        <draw:frame draw:style-name="gr6" draw:text-style-name="P4" draw:layer="layout" svg:width="2.413cm" svg:height="1.199cm" svg:x="9.001cm" svg:y="11.922cm">
          <draw:text-box>
            <text:p><text:span text:style-name="T2">measure</text:span></text:p>
          </draw:text-box>
        </draw:frame>
        <draw:line draw:style-name="gr1" draw:text-style-name="P1" draw:layer="layout" svg:x1="11.922cm" svg:y1="9.89cm" svg:x2="11.922cm" svg:y2="12.43cm">
          <text:p/>
        </draw:line>
        <draw:line draw:style-name="gr1" draw:text-style-name="P1" draw:layer="layout" svg:x1="7.731cm" svg:y1="10.652cm" svg:x2="7.731cm" svg:y2="12.43cm">
          <text:p/>
        </draw:line>
        <draw:line draw:style-name="gr1" draw:text-style-name="P1" draw:layer="layout" svg:x1="8.62cm" svg:y1="10.652cm" svg:x2="7.731cm" svg:y2="10.652cm">
          <text:p/>
        </draw:line>
        <draw:custom-shape draw:style-name="gr7" draw:text-style-name="P5" draw:layer="layout" svg:width="0.254cm" svg:height="0.889cm" svg:x="10.708cm" svg:y="8.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54cm" svg:height="0.889cm" svg:x="11.216cm" svg:y="8.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54cm" svg:height="0.889cm" svg:x="11.724cm" svg:y="8.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54cm" svg:height="0.889cm" svg:x="12.208cm" svg:y="8.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54cm" svg:height="0.889cm" svg:x="12.716cm" svg:y="8.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54cm" svg:height="0.889cm" svg:x="13.224cm" svg:y="8.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54cm" svg:height="0.889cm" svg:x="13.708cm" svg:y="8.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54cm" svg:height="0.889cm" svg:x="14.216cm" svg:y="8.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54cm" svg:height="0.889cm" svg:x="14.724cm" svg:y="8.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54cm" svg:height="0.889cm" svg:x="5.548cm" svg:y="8.0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54cm" svg:height="0.889cm" svg:x="5.856cm" svg:y="8.0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54cm" svg:height="0.889cm" svg:x="6.264cm" svg:y="8.0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54cm" svg:height="0.889cm" svg:x="6.548cm" svg:y="8.0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54cm" svg:height="0.889cm" svg:x="6.956cm" svg:y="8.0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54cm" svg:height="0.889cm" svg:x="7.264cm" svg:y="8.0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54cm" svg:height="0.889cm" svg:x="7.448cm" svg:y="8.0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54cm" svg:height="0.889cm" svg:x="7.756cm" svg:y="8.0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54cm" svg:height="0.889cm" svg:x="8.064cm" svg:y="8.0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54cm" svg:height="0.889cm" svg:x="4.648cm" svg:y="8.0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54cm" svg:height="0.889cm" svg:x="5.056cm" svg:y="8.0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54cm" svg:height="0.889cm" svg:x="5.364cm" svg:y="8.0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54cm" svg:height="0.889cm" svg:x="3.848cm" svg:y="8.0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54cm" svg:height="0.889cm" svg:x="4.156cm" svg:y="8.0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54cm" svg:height="0.889cm" svg:x="4.364cm" svg:y="8.01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1T10:50:02.145555328</meta:creation-date>
    <dc:date>2017-12-07T07:20:30.066035365</dc:date>
    <meta:editing-duration>PT8H47M52S</meta:editing-duration>
    <meta:editing-cycles>4</meta:editing-cycles>
    <meta:generator>LibreOffice/5.1.6.2$Linux_X86_64 LibreOffice_project/10m0$Build-2</meta:generator>
    <meta:document-statistic meta:object-count="36"/>
  </office:meta>
</office:document-meta>
</file>